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7.6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63" calcext:value-type="float">
            <text:p>63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63" calcext:value-type="float">
            <text:p>63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47" calcext:value-type="float">
            <text:p>47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9" calcext:value-type="float">
            <text:p>19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31" calcext:value-type="float">
            <text:p>31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5]" office:value-type="float" office:value="31" calcext:value-type="float">
            <text:p>31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6]" office:value-type="float" office:value="31" calcext:value-type="float">
            <text:p>31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7]" office:value-type="float" office:value="31" calcext:value-type="float">
            <text:p>31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NS</text:p>
          </table:table-cell>
          <table:table-cell table:style-name="ce5"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6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6]+[.I37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8]+[.I39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9]+[.I40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2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8]+[.I49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2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49]+[.I50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0]+[.I51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2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2]+[.I53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3]+[.I54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4]+[.I55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5]+[.I56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2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6]+[.I57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59]+[.I60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0]+[.I61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2]+[.I63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2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2:28:19.80399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4-10T23:57:12.071577639</dc:date>
    <meta:editing-cycles>60</meta:editing-cycles>
    <meta:editing-duration>PT23H17M36S</meta:editing-duration>
    <meta:document-statistic meta:table-count="4" meta:cell-count="8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72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